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233f" officeooo:paragraph-rsid="0010233f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rsid="0010233f" officeooo:paragraph-rsid="0010233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be implemented strictly while taking input from form </text:p>
      <text:p text:style-name="P1"/>
      <text:p text:style-name="P1"><text:tab/>-- Implement using java script and constrains on databases.</text:p>
      <text:p text:style-name="P1"/>
      <text:list xml:id="list7045320839848559759" text:style-name="L1">
        <text:list-item>
          <text:p text:style-name="P4">Username should contain letter, number and period.</text:p>
        </text:list-item>
        <text:list-item>
          <text:p text:style-name="P3">Username should not be left blank. </text:p>
        </text:list-item>
        <text:list-item>
          <text:p text:style-name="P3">Username should not be more than 40 characters. </text:p>
        </text:list-item>
        <text:list-item>
          <text:p text:style-name="P3">Username should not start with or contain any symbols. </text:p>
        </text:list-item>
        <text:list-item>
          <text:p text:style-name="P3">Password should be atleast 6 characters. </text:p>
        </text:list-item>
        <text:list-item>
          <text:p text:style-name="P3">Password should contain combination of letter, numbers and symbols. </text:p>
        </text:list-item>
        <text:list-item>
          <text:p text:style-name="P3">Password should not contain spaces and period. </text:p>
        </text:list-item>
        <text:list-item>
          <text:p text:style-name="P2">Password should not be more than 40 characters. 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2:10:29.881587468</meta:creation-date>
    <dc:date>2015-06-24T12:14:17.398237177</dc:date>
    <meta:editing-duration>P0D</meta:editing-duration>
    <meta:editing-cycles>1</meta:editing-cycles>
    <meta:document-statistic meta:table-count="0" meta:image-count="0" meta:object-count="0" meta:page-count="1" meta:paragraph-count="10" meta:word-count="86" meta:character-count="516" meta:non-whitespace-character-count="439"/>
    <meta:generator>LibreOffice/4.2.8.2$Linux_X86_64 LibreOffice_project/420m0$Build-2</meta:generator>
  </office:meta>
</office:document-meta>
</file>